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5.327cm"/>
    </style:style>
    <style:style style:name="co3" style:family="table-column">
      <style:table-column-properties fo:break-before="auto" style:column-width="6.077cm"/>
    </style:style>
    <style:style style:name="co4" style:family="table-column">
      <style:table-column-properties fo:break-before="auto" style:column-width="6.8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0.003cm"/>
    </style:style>
    <style:style style:name="co7" style:family="table-column">
      <style:table-column-properties fo:break-before="auto" style:column-width="5.239cm"/>
    </style:style>
    <style:style style:name="co8" style:family="table-column">
      <style:table-column-properties fo:break-before="auto" style:column-width="6.23cm"/>
    </style:style>
    <style:style style:name="co9" style:family="table-column">
      <style:table-column-properties fo:break-before="auto" style:column-width="6.121cm"/>
    </style:style>
    <style:style style:name="co10" style:family="table-column">
      <style:table-column-properties fo:break-before="auto" style:column-width="4.62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5.96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000000"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000000" fo:font-size="13pt" style:font-size-asian="13pt" style:font-size-complex="13pt"/>
    </style:style>
    <style:style style:name="ce19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000000" fo:font-size="11pt" style:font-size-asian="11pt" style:font-size-complex="11pt"/>
    </style:style>
    <style:style style:name="ce20" style:family="table-cell" style:parent-style-name="Default">
      <style:table-cell-properties fo:wrap-option="no-wrap"/>
      <style:text-properties fo:color="#000000"/>
    </style:style>
    <style:style style:name="ce21" style:family="table-cell" style:parent-style-name="Default">
      <style:table-cell-properties fo:wrap-option="no-wrap"/>
      <style:text-properties fo:color="#000000" fo:font-size="13pt" style:font-size-asian="13pt" style:font-size-complex="13pt"/>
    </style:style>
    <style:style style:name="ce22" style:family="table-cell" style:parent-style-name="Default">
      <style:text-properties fo:color="#127622"/>
    </style:style>
    <style:style style:name="ce23" style:family="table-cell" style:parent-style-name="Default">
      <style:text-properties fo:color="#c9211e"/>
    </style:style>
    <style:style style:name="ce24" style:family="table-cell" style:parent-style-name="Default">
      <style:table-cell-properties fo:background-color="#e0c2cd"/>
      <style:text-properties fo:color="#127622"/>
    </style:style>
    <style:style style:name="ce9" style:family="table-cell" style:parent-style-name="Default">
      <style:table-cell-properties fo:background-color="#808080"/>
      <style:text-properties fo:color="#c9211e" fo:font-weight="bold" style:font-weight-asian="bold" style:font-weight-complex="bold"/>
    </style:style>
    <style:style style:name="ce10" style:family="table-cell" style:parent-style-name="Default">
      <style:table-cell-properties fo:background-color="#808080" style:vertical-align="middle"/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édio" table:style-name="ta1">
        <table:table-column table:style-name="co1" table:default-cell-style-name="Default"/>
        <table:table-column table:style-name="co2" table:number-columns-repeated="2" table:default-cell-style-name="ce22"/>
        <table:table-column table:style-name="co1" table:default-cell-style-name="Default"/>
        <table:table-column table:style-name="co3" table:default-cell-style-name="ce22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row table:style-name="ro1">
          <table:table-cell table:style-name="ce17" office:value-type="string" calcext:value-type="string" table:number-columns-spanned="6" table:number-rows-spanned="1">
            <text:p>Bacia do Rio Jequitinhonha</text:p>
          </table:table-cell>
          <table:covered-table-cell table:number-columns-repeated="5" table:style-name="ce20"/>
          <table:table-cell table:number-columns-repeated="5"/>
        </table:table-row>
        <table:table-row table:style-name="ro2">
          <table:table-cell table:style-name="ce18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21"/>
          <table:table-cell table:style-name="ce18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21"/>
          <table:table-cell table:number-columns-repeated="5"/>
        </table:table-row>
        <table:table-row table:style-name="ro3">
          <table:table-cell table:style-name="ce19" office:value-type="string" calcext:value-type="string">
            <text:p>PLUVIO</text:p>
          </table:table-cell>
          <table:table-cell table:style-name="ce19" office:value-type="string" calcext:value-type="string">
            <text:p>FLUVIO</text:p>
          </table:table-cell>
          <table:table-cell table:style-name="ce19" office:value-type="string" calcext:value-type="string">
            <text:p>PLUVIO/FLUVIO</text:p>
          </table:table-cell>
          <table:table-cell table:style-name="ce19" office:value-type="string" calcext:value-type="string">
            <text:p>PLUVIO</text:p>
          </table:table-cell>
          <table:table-cell table:style-name="ce19" office:value-type="string" calcext:value-type="string">
            <text:p>FLUVIO</text:p>
          </table:table-cell>
          <table:table-cell table:style-name="ce19" office:value-type="string" calcext:value-type="string">
            <text:p>PLUVIO/FLUVIO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codigo: 54150000</text:p>
            <text:p>nome: PORTO MANDACARU</text:p>
            <text:p>operadoraS: CPRM</text:p>
            <text:p>areaDrenag: 16100.0</text:p>
            <text:p>tipoEstaca: FLU</text:p>
            <text:p>telemetric: False</text:p>
            <text:p>nmMunicipi: GRÃO MOGOL</text:p>
            <text:p>nmEstado: MINAS GERAIS</text:p>
            <text:p>ini_monito: 1946.0</text:p>
            <text:p>fim_monito: 2019.0</text:p>
            <text:p>n_anos: 70.0</text:p>
            <text:p>disp: 93.84</text:p>
            <text:p>lat: -16.6789</text:p>
            <text:p>lon: -42.4856</text:p>
            <text:p/>
          </table:table-cell>
          <table:table-cell office:value-type="string" calcext:value-type="string">
            <text:p>codigo: 1642027</text:p>
            <text:p>nome: BARRA DO SALINAS</text:p>
            <text:p>operadoraS: CPRM</text:p>
            <text:p>areaDrenag: NULL</text:p>
            <text:p>tipoEstaca: PLU-FLU</text:p>
            <text:p>telemetric: False</text:p>
            <text:p>nmMunicipi: CORONEL MURTA</text:p>
            <text:p>nmEstado: MINAS GERAIS</text:p>
            <text:p>ini_monito: 1993.0</text:p>
            <text:p>fim_monito: 2019.0</text:p>
            <text:p>n_anos: 27.0</text:p>
            <text:p>disp: 95.36</text:p>
            <text:p>lat: -16.6178</text:p>
            <text:p>lon: -42.3089</text:p>
            <text:p/>
          </table:table-cell>
          <table:table-cell/>
          <table:table-cell table:style-name="ce24" office:value-type="string" calcext:value-type="string">
            <text:p>codigo: 54195000</text:p>
            <text:p>nome: BARRA DO SALINAS</text:p>
            <text:p>operadoraS: CPRM</text:p>
            <text:p>areaDrenag: 23400.0</text:p>
            <text:p>tipoEstaca: FLU</text:p>
            <text:p>telemetric: True</text:p>
            <text:p>nmMunicipi: VIRGEM DA LAPA</text:p>
            <text:p>nmEstado: MINAS GERAIS</text:p>
            <text:p>ini_monito: 1975.0</text:p>
            <text:p>fim_monito: 2019.0</text:p>
            <text:p>n_anos: 45.0</text:p>
            <text:p>disp: 97.99</text:p>
            <text:p>lat: -16.6175</text:p>
            <text:p>Lon: -42.3097</text:p>
          </table:table-cell>
          <table:table-cell table:style-name="ce9" office:value-type="string" calcext:value-type="string">
            <text:p>codigo: 1642041</text:p>
            <text:p>nome: IGICATU</text:p>
            <text:p>operadoraS: CEMIG</text:p>
            <text:p>areaDrenag: NULL</text:p>
            <text:p>tipoEstaca: PLU-FLU</text:p>
            <text:p>telemetric: True</text:p>
            <text:p>nmMunicipi: JOSÉ GONÇALVES DE M</text:p>
            <text:p>nmEstado: MINAS GERAIS</text:p>
            <text:p>ini_monito: 2015.0</text:p>
            <text:p>fim_monito: 2015.0</text:p>
            <text:p>n_anos: 0.0</text:p>
            <text:p>disp: 9.01</text:p>
            <text:p>lat: -16.8208</text:p>
            <text:p>lon: -42.6397</text:p>
            <text:p/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codigo: 54193000</text:p>
            <text:p>nome: RUBELITA</text:p>
            <text:p>operadoraS: CPRM</text:p>
            <text:p>areaDrenag: 3020.0</text:p>
            <text:p>tipoEstaca: FLU</text:p>
            <text:p>telemetric: False</text:p>
            <text:p>nmMunicipi: RUBELITA</text:p>
            <text:p>nmEstado: MINAS GERAIS</text:p>
            <text:p>ini_monito: 1996.0</text:p>
            <text:p>fim_monito: 2019.0</text:p>
            <text:p>n_anos: 20.0</text:p>
            <text:p>disp: 90.18</text:p>
            <text:p>lat: -16.4081</text:p>
            <text:p>lon: -42.2653</text:p>
            <text:p/>
          </table:table-cell>
          <table:table-cell office:value-type="string" calcext:value-type="string">
            <text:p>codigo: 1642007</text:p>
            <text:p>nome: PORTO MANDACARU</text:p>
            <text:p>operadoraS: CPRM</text:p>
            <text:p>areaDrenag: NULL</text:p>
            <text:p>tipoEstaca: PLU-FLU</text:p>
            <text:p>telemetric: False</text:p>
            <text:p>nmMunicipi: GRÃO MOGOL</text:p>
            <text:p>nmEstado: MINAS GERAIS</text:p>
            <text:p>ini_monito: 1946.0</text:p>
            <text:p>fim_monito: 2019.0</text:p>
            <text:p>n_anos: 68.0</text:p>
            <text:p>disp: 91.75</text:p>
            <text:p>lat: -16.6789</text:p>
            <text:p>lon: -42.48539999999999</text:p>
            <text:p/>
          </table:table-cell>
          <table:table-cell/>
          <table:table-cell office:value-type="string" calcext:value-type="string">
            <text:p>codigo: 54140000</text:p>
            <text:p>nome: UHE IRAPÉ BARRAMENTO</text:p>
            <text:p>operadoraS: CEMIG</text:p>
            <text:p>areaDrenag: 15819.0</text:p>
            <text:p>tipoEstaca: FLU</text:p>
            <text:p>telemetric: True</text:p>
            <text:p>nmMunicipi: GRÃO MOGOL</text:p>
            <text:p>nmEstado: MINAS GERAIS</text:p>
            <text:p>ini_monito: 2017.0</text:p>
            <text:p>fim_monito: 2020.0</text:p>
            <text:p>n_anos: 2.0</text:p>
            <text:p>disp: 58.53000000000001</text:p>
            <text:p>lat: -16.7358</text:p>
            <text:p>lon: -42.5731</text:p>
            <text:p/>
          </table:table-cell>
          <table:table-cell table:style-name="ce22" office:value-type="string" calcext:value-type="string">
            <text:p>codigo: 54150001</text:p>
            <text:p>nome: UHE IRAPÉ JUSANTE</text:p>
            <text:p>operadoraS: CEMIG</text:p>
            <text:p>areaDrenag: 16600.0</text:p>
            <text:p>tipoEstaca: FLU</text:p>
            <text:p>telemetric: True</text:p>
            <text:p>nmMunicipi: GRÃO MOGOL</text:p>
            <text:p>nmEstado: MINAS GERAIS</text:p>
            <text:p>ini_monito: 2020.0</text:p>
            <text:p>fim_monito: 2020.0</text:p>
            <text:p>n_anos: 1.0</text:p>
            <text:p>disp: 55.854285714285716</text:p>
            <text:p>lat: -16.6781</text:p>
            <text:p>lon: -42.4867</text:p>
            <text:p/>
          </table:table-cell>
          <table:table-cell table:number-columns-repeated="5"/>
        </table:table-row>
        <table:table-row table:style-name="ro4">
          <table:table-cell/>
          <table:table-cell table:style-name="ce23"/>
          <table:table-cell office:value-type="string" calcext:value-type="string">
            <text:p>codigo: 1642008</text:p>
            <text:p>nome: RUBELITA</text:p>
            <text:p>operadoraS: CPRM</text:p>
            <text:p>areaDrenag: NULL</text:p>
            <text:p>tipoEstaca: PLU-FLU</text:p>
            <text:p>telemetric: False</text:p>
            <text:p>nmMunicipi: RUBELITA</text:p>
            <text:p>nmEstado: MINAS GERAIS</text:p>
            <text:p>ini_monito: 1947.0</text:p>
            <text:p>fim_monito: 2019.0</text:p>
            <text:p>n_anos: 39.0</text:p>
            <text:p>disp: 53.83</text:p>
            <text:p>lat: -16.4119</text:p>
            <text:p>lon: -42.2683</text:p>
            <text:p/>
          </table:table-cell>
          <table:table-cell/>
          <table:table-cell office:value-type="string" calcext:value-type="string">
            <text:p>codigo: 54140000</text:p>
            <text:p>nome: UHE IRAPÉ BARRAMENTO</text:p>
            <text:p>operadoraS: CEMIG</text:p>
            <text:p>areaDrenag: 15819.0</text:p>
            <text:p>tipoEstaca: FLU</text:p>
            <text:p>telemetric: True</text:p>
            <text:p>nmMunicipi: GRÃO MOGOL</text:p>
            <text:p>nmEstado: MINAS GERAIS</text:p>
            <text:p>ini_monito: 2007.0</text:p>
            <text:p>fim_monito: 2012.0</text:p>
            <text:p>n_anos: 6.0</text:p>
            <text:p>disp: 93.97</text:p>
            <text:p>lat: -16.7358</text:p>
            <text:p>lon: -42.5731</text:p>
            <text:p/>
          </table:table-cell>
          <table:table-cell table:number-columns-repeated="5"/>
          <table:table-cell table:style-name="ce10" office:value-type="string" calcext:value-type="string">
            <text:p>ESTAÇÃO REMOVIDA DO ESTUDO POR APRESENTAR</text:p>
            <text:p>POUQUÍSSIMA INFORMAÇÃO RELEVANTE</text:p>
          </table:table-cell>
        </table:table-row>
        <table:table-row table:style-name="ro5">
          <table:table-cell/>
          <table:table-cell table:style-name="Default"/>
          <table:table-cell table:style-name="ce23"/>
          <table:table-cell/>
          <table:table-cell table:style-name="Default"/>
          <table:table-cell table:number-columns-repeated="6"/>
        </table:table-row>
      </table:table>
      <table:table table:name="baixo" table:style-name="ta1">
        <table:table-column table:style-name="co1" table:default-cell-style-name="ce17"/>
        <table:table-column table:style-name="co7" table:default-cell-style-name="ce20"/>
        <table:table-column table:style-name="co8" table:default-cell-style-name="ce20"/>
        <table:table-column table:style-name="co1" table:default-cell-style-name="ce20"/>
        <table:table-column table:style-name="co9" table:default-cell-style-name="ce20"/>
        <table:table-column table:style-name="co10" table:default-cell-style-name="ce20"/>
        <table:table-row table:style-name="ro1">
          <table:table-cell office:value-type="string" calcext:value-type="string" table:number-columns-spanned="6" table:number-rows-spanned="1">
            <text:p>Bacia do Rio Jequitinhonha</text:p>
          </table:table-cell>
          <table:covered-table-cell table:number-columns-repeated="5"/>
        </table:table-row>
        <table:table-row table:style-name="ro2">
          <table:table-cell table:style-name="ce18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21"/>
          <table:table-cell table:style-name="ce18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21"/>
        </table:table-row>
        <table:table-row table:style-name="ro3">
          <table:table-cell table:style-name="ce19" office:value-type="string" calcext:value-type="string">
            <text:p>PLUVIO</text:p>
          </table:table-cell>
          <table:table-cell table:style-name="ce19" office:value-type="string" calcext:value-type="string">
            <text:p>FLUVIO</text:p>
          </table:table-cell>
          <table:table-cell table:style-name="ce19" office:value-type="string" calcext:value-type="string">
            <text:p>PLUVIO/FLUVIO</text:p>
          </table:table-cell>
          <table:table-cell table:style-name="ce19" office:value-type="string" calcext:value-type="string">
            <text:p>PLUVIO</text:p>
          </table:table-cell>
          <table:table-cell table:style-name="ce19" office:value-type="string" calcext:value-type="string">
            <text:p>FLUVIO</text:p>
          </table:table-cell>
          <table:table-cell table:style-name="ce19" office:value-type="string" calcext:value-type="string">
            <text:p>PLUVIO/FLUVIO</text:p>
          </table:table-cell>
        </table:table-row>
        <table:table-row table:style-name="ro4">
          <table:table-cell table:style-name="Default"/>
          <table:table-cell table:style-name="ce22" office:value-type="string" calcext:value-type="string">
            <text:p>codigo: 54780000</text:p>
            <text:p>nome: JACINTO</text:p>
            <text:p>operadoraS: CPRM</text:p>
            <text:p>areaDrenag: 62700.0</text:p>
            <text:p>tipoEstaca: FLU</text:p>
            <text:p>telemetric: False</text:p>
            <text:p>nmMunicipi: JACINTO</text:p>
            <text:p>nmEstado: MINAS GERAIS</text:p>
            <text:p>ini_monito: 1942.0</text:p>
            <text:p>fim_monito: 2019.0</text:p>
            <text:p>n_anos: 78.0</text:p>
            <text:p>disp: 98.65</text:p>
            <text:p>lat: -16.1358</text:p>
            <text:p>lon: -40.3061</text:p>
            <text:p/>
          </table:table-cell>
          <table:table-cell table:style-name="ce23" office:value-type="string" calcext:value-type="string">
            <text:p>codigo: 1640007</text:p>
            <text:p>nome: SANTA MARIA DO SALTO</text:p>
            <text:p>operadoraS: SUDENE</text:p>
            <text:p>areaDrenag: NULL</text:p>
            <text:p>tipoEstaca: PLU-FLU</text:p>
            <text:p>telemetric: False</text:p>
            <text:p>nmMunicipi: SANTA MARIA DO SALT</text:p>
            <text:p>nmEstado: MINAS GERAIS</text:p>
            <text:p>ini_monito: 1967.0</text:p>
            <text:p>fim_monito: 2000.0</text:p>
            <text:p>n_anos: 27.0</text:p>
            <text:p>disp: 78.94</text:p>
            <text:p>lat: -16.25</text:p>
            <text:p>lon: -40.1333</text:p>
            <text:p/>
          </table:table-cell>
          <table:table-cell table:style-name="Default"/>
          <table:table-cell table:style-name="ce24" office:value-type="string" calcext:value-type="string">
            <text:p>codigo: 54790000</text:p>
            <text:p>nome: UHE ITAPEBI MONTANTE 1</text:p>
            <text:p>operadoraS: ITAPEBI</text:p>
            <text:p>areaDrenag: 66600.0</text:p>
            <text:p>tipoEstaca: FLU</text:p>
            <text:p>telemetric: True</text:p>
            <text:p>nmMunicipi: SALTO DA DIVISA</text:p>
            <text:p>nmEstado: MINAS GERAIS</text:p>
            <text:p>ini_monito: 2015.0</text:p>
            <text:p>fim_monito: 2020.0</text:p>
            <text:p>n_anos: 6.0</text:p>
            <text:p>disp: 66.44</text:p>
            <text:p>lat: -16.08</text:p>
            <text:p>lon: -40.05209999999999</text:p>
            <text:p/>
          </table:table-cell>
          <table:table-cell table:style-name="ce22" office:value-type="string" calcext:value-type="string">
            <text:p>codigo: 1640000</text:p>
            <text:p>nome: JACINTO</text:p>
            <text:p>operadoraS: CPRM</text:p>
            <text:p>areaDrenag: NULL</text:p>
            <text:p>tipoEstaca: PLU-FLU</text:p>
            <text:p>telemetric: True</text:p>
            <text:p>nmMunicipi: JACINTO</text:p>
            <text:p>nmEstado: MINAS GERAIS</text:p>
            <text:p>ini_monito: 1948.0</text:p>
            <text:p>fim_monito: 2019.0</text:p>
            <text:p>n_anos: 71.0</text:p>
            <text:p>disp: 97.51</text:p>
            <text:p>lat: -16.1386</text:p>
            <text:p>lon: -40.2903</text:p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/00/0000</text:date>, <text:time style:data-style-name="N2" text:time-value="12:11:31.58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elson Avelar</meta:initial-creator>
    <meta:creation-date>2023-11-28T17:58:50.632000000</meta:creation-date>
    <dc:date>2024-01-31T12:14:45.686000000</dc:date>
    <meta:editing-duration>PT19H12M27S</meta:editing-duration>
    <meta:editing-cycles>23</meta:editing-cycles>
    <meta:generator>LibreOffice/7.6.4.1$Windows_X86_64 LibreOffice_project/e19e193f88cd6c0525a17fb7a176ed8e6a3e2aa1</meta:generator>
    <dc:creator>Welson Filho</dc:creator>
    <meta:document-statistic meta:table-count="2" meta:cell-count="33" meta:object-count="0"/>
  </office:meta>
</office:document-meta>
</file>